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8">00/00/0000</text:date>, <text:time style:data-style-name="N2" text:time-value="11:59:04.3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8T17:16:21.531000000</dc:date>
    <meta:editing-duration>P6DT2H48M5S</meta:editing-duration>
    <meta:editing-cycles>462</meta:editing-cycles>
    <meta:generator>LibreOffice/7.1.0.3$Windows_X86_64 LibreOffice_project/f6099ecf3d29644b5008cc8f48f42f4a40986e4c</meta:generator>
    <meta:document-statistic meta:table-count="6" meta:cell-count="525" meta:object-count="0"/>
  </office:meta>
</office:document-meta>
</file>